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E0000002A8A69986CB44861E9.png" manifest:media-type="image/png"/>
  <manifest:file-entry manifest:full-path="Pictures/10000001000000CA00000074CB9B84195557ED66.png" manifest:media-type="image/png"/>
  <manifest:file-entry manifest:full-path="Pictures/100000010000015D0000002CBAFB2097B454B108.png" manifest:media-type="image/png"/>
  <manifest:file-entry manifest:full-path="Pictures/10000001000000CC0000006B18AD21A8854A3437.png" manifest:media-type="image/png"/>
  <manifest:file-entry manifest:full-path="Pictures/10000001000000E60000006CB47D01A14CC9EC6F.png" manifest:media-type="image/png"/>
  <manifest:file-entry manifest:full-path="Pictures/100000010000017E00000032DC8BABAA5290B784.png" manifest:media-type="image/png"/>
  <manifest:file-entry manifest:full-path="Pictures/10000001000000BD0000006D257109DEEFA611C9.png" manifest:media-type="image/png"/>
  <manifest:file-entry manifest:full-path="Pictures/100000010000017000000031B413A7E92FE754DC.png" manifest:media-type="image/png"/>
  <manifest:file-entry manifest:full-path="Pictures/10000001000000E1000000707D024837E4228396.png" manifest:media-type="image/png"/>
  <manifest:file-entry manifest:full-path="Pictures/100000010000016F000000359A978DBD2EF379FE.png" manifest:media-type="image/png"/>
  <manifest:file-entry manifest:full-path="Pictures/10000001000000F20000007023663563B0352108.png" manifest:media-type="image/png"/>
  <manifest:file-entry manifest:full-path="Pictures/1000000100000172000000342457AFD9272F1B0F.png" manifest:media-type="image/png"/>
  <manifest:file-entry manifest:full-path="Pictures/10000001000000D000000069986AD611BD33681B.png" manifest:media-type="image/png"/>
  <manifest:file-entry manifest:full-path="Pictures/1000000100000194000000323ADD6A4E0311B07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x="0.092cm" svg:y="3.027cm" svg:width="5.345cm" svg:height="3.069cm" draw:z-index="0"><draw:image xlink:href="Pictures/10000001000000CA00000074CB9B84195557ED66.png" xlink:type="simple" xlink:show="embed" xlink:actuate="onLoad" draw:mime-type="image/png"/></draw:frame><draw:frame draw:style-name="fr1" draw:name="Image2" text:anchor-type="char" svg:x="6.105cm" svg:y="3.112cm" svg:width="9.236cm" svg:height="1.164cm" draw:z-index="1"><draw:image xlink:href="Pictures/100000010000015D0000002CBAFB2097B454B108.png" xlink:type="simple" xlink:show="embed" xlink:actuate="onLoad" draw:mime-type="image/png"/></draw:frame><draw:frame draw:style-name="fr1" draw:name="Image3" text:anchor-type="char" svg:x="0.086cm" svg:y="0.042cm" svg:width="5.398cm" svg:height="2.831cm" draw:z-index="2"><draw:image xlink:href="Pictures/10000001000000CC0000006B18AD21A8854A3437.png" xlink:type="simple" xlink:show="embed" xlink:actuate="onLoad" draw:mime-type="image/png"/></draw:frame><draw:frame draw:style-name="fr1" draw:name="Image4" text:anchor-type="char" svg:x="5.965cm" svg:y="0.169cm" svg:width="9.686cm" svg:height="1.111cm" draw:z-index="3"><draw:image xlink:href="Pictures/100000010000016E0000002A8A69986CB44861E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201cm" svg:y="0.252cm" svg:width="5.001cm" svg:height="2.884cm" draw:z-index="4"><draw:image xlink:href="Pictures/10000001000000BD0000006D257109DEEFA611C9.png" xlink:type="simple" xlink:show="embed" xlink:actuate="onLoad" draw:mime-type="image/png"/></draw:frame></text:p>
      <text:p text:style-name="P1"><draw:frame draw:style-name="fr1" draw:name="Image6" text:anchor-type="char" svg:x="6.045cm" svg:y="0.106cm" svg:width="9.738cm" svg:height="1.296cm" draw:z-index="5"><draw:image xlink:href="Pictures/100000010000017000000031B413A7E92FE754DC.png" xlink:type="simple" xlink:show="embed" xlink:actuate="onLoad" draw:mime-type="image/png"/></draw:frame><text:tab/></text:p>
      <text:p text:style-name="P1"/>
      <text:p text:style-name="P1"><draw:frame draw:style-name="fr1" draw:name="Image7" text:anchor-type="char" svg:x="0.201cm" svg:y="0.213cm" svg:width="6.085cm" svg:height="2.858cm" draw:z-index="6"><draw:image xlink:href="Pictures/10000001000000E60000006CB47D01A14CC9EC6F.png" xlink:type="simple" xlink:show="embed" xlink:actuate="onLoad" draw:mime-type="image/png"/></draw:frame></text:p>
      <text:p text:style-name="P1"/>
      <text:p text:style-name="P1"><text:s/><draw:frame draw:style-name="fr1" draw:name="Image8" text:anchor-type="char" svg:x="7.405cm" svg:y="0cm" svg:width="10.109cm" svg:height="1.323cm" draw:z-index="7"><draw:image xlink:href="Pictures/100000010000017E00000032DC8BABAA5290B784.png" xlink:type="simple" xlink:show="embed" xlink:actuate="onLoad" draw:mime-type="image/png"/></draw:frame><text:tab/></text:p>
      <text:p text:style-name="P1"><draw:frame draw:style-name="fr1" draw:name="Image9" text:anchor-type="char" svg:x="0.042cm" svg:y="0.148cm" svg:width="5.953cm" svg:height="2.963cm" draw:z-index="8"><draw:image xlink:href="Pictures/10000001000000E1000000707D024837E4228396.png" xlink:type="simple" xlink:show="embed" xlink:actuate="onLoad" draw:mime-type="image/png"/></draw:frame></text:p>
      <text:p text:style-name="P1"/>
      <text:p text:style-name="P1"><draw:frame draw:style-name="fr1" draw:name="Image10" text:anchor-type="char" svg:x="7.138cm" svg:y="0.191cm" svg:width="9.71cm" svg:height="1.402cm" draw:z-index="9"><draw:image xlink:href="Pictures/100000010000016F000000359A978DBD2EF379FE.png" xlink:type="simple" xlink:show="embed" xlink:actuate="onLoad" draw:mime-type="image/png"/></draw:frame></text:p>
      <text:p text:style-name="P1"/>
      <text:p text:style-name="P1"><text:tab/><text:tab/><draw:frame draw:style-name="fr1" draw:name="Image11" text:anchor-type="char" svg:x="-0.141cm" svg:y="1.249cm" svg:width="6.403cm" svg:height="2.963cm" draw:z-index="10"><draw:image xlink:href="Pictures/10000001000000F20000007023663563B0352108.png" xlink:type="simple" xlink:show="embed" xlink:actuate="onLoad" draw:mime-type="image/png"/></draw:frame><text:tab/><text:tab/><text:tab/><text:tab/></text:p>
      <text:p text:style-name="P1"/>
      <text:p text:style-name="P1"/>
      <text:p text:style-name="P1"><draw:frame draw:style-name="fr1" draw:name="Image12" text:anchor-type="char" svg:x="7.352cm" svg:y="0.318cm" svg:width="9.79cm" svg:height="1.376cm" draw:z-index="11"><draw:image xlink:href="Pictures/1000000100000172000000342457AFD9272F1B0F.png" xlink:type="simple" xlink:show="embed" xlink:actuate="onLoad" draw:mime-type="image/png"/></draw:frame></text:p>
      <text:p text:style-name="P1"><draw:frame draw:style-name="fr1" draw:name="Image13" text:anchor-type="char" svg:x="-0.141cm" svg:y="1.395cm" svg:width="5.503cm" svg:height="2.778cm" draw:z-index="12"><draw:image xlink:href="Pictures/10000001000000D000000069986AD611BD33681B.png" xlink:type="simple" xlink:show="embed" xlink:actuate="onLoad" draw:mime-type="image/png"/></draw:frame><text:tab/></text:p>
      <text:p text:style-name="P1"/>
      <text:p text:style-name="P1"/>
      <text:p text:style-name="P1"/>
      <text:p text:style-name="P1"><text:tab/><draw:frame draw:style-name="fr1" draw:name="Image14" text:anchor-type="char" svg:x="6.86cm" svg:y="0cm" svg:width="10.689cm" svg:height="1.323cm" draw:z-index="13"><draw:image xlink:href="Pictures/1000000100000194000000323ADD6A4E0311B07B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11:26:13.368000000</meta:creation-date>
    <dc:date>2023-02-21T16:39:18.702000000</dc:date>
    <meta:editing-duration>PT21H53M23S</meta:editing-duration>
    <meta:editing-cycles>3</meta:editing-cycles>
    <meta:generator>LibreOffice/7.2.6.2$Windows_X86_64 LibreOffice_project/b0ec3a565991f7569a5a7f5d24fed7f52653d754</meta:generator>
    <meta:document-statistic meta:table-count="0" meta:image-count="14" meta:object-count="0" meta:page-count="1" meta:paragraph-count="6" meta:word-count="0" meta:character-count="32" meta:non-whitespace-character-count="0"/>
  </office:meta>
</office:document-meta>
</file>